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26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6228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From Fehr Camerer 2007</text:p>
          </table:table-cell>
          <table:table-cell/>
          <table:table-cell table:style-name="ce3" office:value-type="string" table:number-columns-spanned="3" table:number-rows-spanned="1">
            <text:p>Neurosynth coords:</text:p>
          </table:table-cell>
          <table:covered-table-cell table:number-columns-repeated="2"/>
        </table:table-row>
        <table:table-row table:style-name="ro1">
          <table:table-cell office:value-type="string">
            <text:p>orbitofrontal cortex</text:p>
          </table:table-cell>
          <table:table-cell office:value-type="string">
            <text:p>primary/monetary reward</text:p>
          </table:table-cell>
          <table:table-cell table:number-columns-repeated="3"/>
        </table:table-row>
        <table:table-row table:style-name="ro2">
          <table:table-cell office:value-type="string">
            <text:p>striatum</text:p>
          </table:table-cell>
          <table:table-cell table:style-name="ce2" office:value-type="string">
            <text:p>primary/monetary reward (anticipated reward, interaction with a human partner)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10/07/2015</text:date>, <text:time>09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Uddin</meta:initial-creator>
    <meta:creation-date>2015-10-07T09:15:32</meta:creation-date>
    <dc:date>2015-10-07T09:39:32</dc:date>
    <dc:creator>Sophia Uddin</dc:creator>
    <meta:editing-duration>PT24M1S</meta:editing-duration>
    <meta:editing-cycles>1</meta:editing-cycles>
    <meta:document-statistic meta:table-count="3" meta:cell-count="6" meta:object-count="0"/>
    <meta:generator>OpenOffice/4.1.1$Unix OpenOffice.org_project/411m6$Build-9775</meta:generator>
  </office:meta>
</office:document-meta>
</file>